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style:text-underline-style="solid" style:text-underline-width="auto" style:text-underline-color="font-color" fo:font-weight="bold" style:font-size-asian="20pt" style:font-weight-asian="bold" style:font-size-complex="20pt" style:font-weight-complex="bold"/>
    </style:style>
    <style:style style:name="P2" style:family="paragraph" style:parent-style-name="Standard">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3" style:family="paragraph" style:parent-style-name="Standard">
      <style:paragraph-properties fo:text-align="center" style:justify-single-word="false"/>
      <style:text-properties fo:font-size="14pt" style:text-underline-style="none" fo:font-weight="normal" style:font-size-asian="14pt" style:font-weight-asian="normal" style:font-size-complex="14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CLOUD FOUNDRY: USO EN EL MUNDO REAL.</text:p>
      <text:p text:style-name="P3"/>
      <text:p text:style-name="P2"/>
      <text:p text:style-name="P3">El uso de Cloud Foundry <text:s/>en el mundo real es el de servir como plataforma de desarrollo de aplicaciones a emprendedores que necesitan un lugar donde poder implementar y probar sus aplicaciones, lo cual pueden hacer tanto en la nube con Cloud Foundry.com, como en local con Micro Cloud Foundry dando la seguridad de que si funciona en uno funcionará en el otro y además desean centrarse solo en ese aspecto y no tener que ocuparse por la infraestructura de las capas inferiores ya que Cloud Foundry esta diseñado para ofrecer apoyo y un gran nivel de abstracción sobre la infraestructura.</text:p>
      <text:p text:style-name="P3"/>
      <text:p text:style-name="P3">Además de que al ser una plataforma de codigo abierto, es gratuita lo cual es una ventaja para los desarrolladores jovenes que no tienen grandes ingresos. También Cloud Foundry gestiona el espacio en el que trabajan los desarrolladores lo cual es una ventaja para estos ya que al estar separados, no hay riesgo de que se junte con los proyectos de otros desarrolladores, ni de que nadie lo vea hasta que sea publica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enix </meta:initial-creator>
    <meta:creation-date>2018-12-20T16:31:17.41</meta:creation-date>
    <dc:date>2018-12-26T16:46:35.85</dc:date>
    <dc:creator>Fenix </dc:creator>
    <meta:editing-duration>PT59M6S</meta:editing-duration>
    <meta:editing-cycles>8</meta:editing-cycles>
    <meta:generator>OpenOffice/4.1.2$Win32 OpenOffice.org_project/412m3$Build-9782</meta:generator>
    <meta:document-statistic meta:table-count="0" meta:image-count="0" meta:object-count="0" meta:page-count="1" meta:paragraph-count="3" meta:word-count="181" meta:character-count="1041"/>
  </office:meta>
</office:document-meta>
</file>